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4pt" fo:letter-spacing="-0.0138in" fo:font-weight="bold" style:font-size-asian="14pt" style:font-weight-asian="bold" style:font-name-complex="Courier New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c9211e"/>
    </style:style>
    <style:style style:name="P13" style:family="paragraph" style:parent-style-name="Standard">
      <style:paragraph-properties fo:text-align="justify" style:justify-single-word="false"/>
      <style:text-properties fo:color="#c9211e" fo:font-size="12pt" style:font-size-asian="12pt" style:font-size-complex="12pt"/>
    </style:style>
    <style:style style:name="P14" style:family="paragraph" style:parent-style-name="Standard">
      <style:paragraph-properties fo:margin-left="0.9835in" fo:margin-right="0in" fo:line-height="150%" fo:text-indent="-0.9791in" style:auto-text-indent="false"/>
    </style:style>
    <style:style style:name="P15" style:family="paragraph" style:parent-style-name="Standard">
      <style:paragraph-properties fo:text-align="justify" style:justify-single-word="false" fo:break-before="page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20pt" fo:font-weight="bold" style:font-size-asian="20pt" style:font-weight-asian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style:font-weight-complex="bold"/>
    </style:style>
    <style:style style:name="T11" style:family="text">
      <style:text-properties fo:font-size="12pt" style:font-size-asian="12pt" style:font-weight-complex="bold"/>
    </style:style>
    <style:style style:name="T12" style:family="text">
      <style:text-properties style:font-name="Courier New" fo:font-size="12pt" fo:letter-spacing="-0.0138in" style:font-size-asian="12pt" style:font-name-complex="Courier New" style:font-size-complex="12pt"/>
    </style:style>
    <style:style style:name="T13" style:family="text">
      <style:text-properties style:font-name="Courier New" fo:font-size="12pt" fo:letter-spacing="-0.0138in" fo:font-weight="bold" style:font-size-asian="12pt" style:font-weight-asian="bold" style:font-name-complex="Courier New" style:font-size-complex="12pt"/>
    </style:style>
    <style:style style:name="T14" style:family="text"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T15" style:family="text">
      <style:text-properties style:font-name="Courier New" fo:font-size="12pt" style:font-size-asian="12pt" style:font-name-complex="Courier New" style:font-size-complex="12pt" style:font-weight-complex="bold"/>
    </style:style>
    <style:style style:name="T16" style:family="text">
      <style:text-properties style:font-name="Symbol" fo:font-size="12pt" fo:font-weight="bold" style:font-name-asian="Symbol" style:font-size-asian="12pt" style:font-weight-asian="bold" style:font-name-complex="Symbo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1ª Série de Exercícios de CES-41/2020</text:span></text:p>
      <text:p text:style-name="P1">CTA <text:s/>- <text:s/>ITA <text:s/>- <text:s/>IEC</text:p>
      <text:p text:style-name="P2"/>
      <text:p text:style-name="P5"><text:span text:style-name="T5">Observação:</text:span><text:span text:style-name="T6"> </text:span><text:span text:style-name="T9">esta série deve ser elaborada individualmente.</text:span></text:p>
      <text:p text:style-name="P3"/>
      <text:p text:style-name="P5"><text:span text:style-name="T4">Gramática: </text:span><text:span text:style-name="T9">Seja a seguinte gramática a ser usada nas três questões desta série:</text:span></text:p>
      <text:p text:style-name="P6"/>
      <text:p text:style-name="P5"><text:span text:style-name="T10">Produções:</text:span></text:p>
      <text:p text:style-name="P6"/>
      <text:p text:style-name="P10"><text:span text:style-name="T12">Prog<text:tab/><text:tab/>:<text:tab/></text:span><text:span text:style-name="T13">ID <text:s/></text:span><text:span text:style-name="T12">CmdComp <text:s text:c="2"/></text:span></text:p>
      <text:p text:style-name="P10"><text:span text:style-name="T12">CmdComp<text:tab/>: <text:s text:c="2"/><text:tab/></text:span><text:span text:style-name="T13">{</text:span><text:span text:style-name="T12"> <text:s/>ListCmd <text:s/></text:span><text:span text:style-name="T13">}</text:span><text:span text:style-name="T12"> <text:s/></text:span></text:p>
      <text:p text:style-name="P10"><text:span text:style-name="T12">ListCmd<text:tab/>:<text:tab/>Comando <text:s/>LCaux </text:span></text:p>
      <text:p text:style-name="P10"><text:span text:style-name="T12">LCaux<text:tab/><text:tab/>: <text:s/><text:tab/></text:span><text:span text:style-name="T13">ε</text:span><text:span text:style-name="T12"> <text:s/>| <text:s/>ListCmd <text:s text:c="3"/></text:span></text:p>
      <text:p text:style-name="P14"><text:bookmark-start text:name="OLE_LINK1"/><text:bookmark-start text:name="OLE_LINK2"/><text:span text:style-name="T12">Comando<text:tab/>:<text:tab/></text:span><text:span text:style-name="T13">ID</text:span><text:span text:style-name="T12"> <text:s/></text:span><text:span text:style-name="T13">=</text:span><text:span text:style-name="T12"> <text:s/>Expressao <text:s/></text:span><text:span text:style-name="T13">;</text:span><text:bookmark-end text:name="OLE_LINK1"/><text:bookmark-end text:name="OLE_LINK2"/><text:span text:style-name="T12"> <text:s/></text:span></text:p>
      <text:p text:style-name="P10"><text:span text:style-name="T12">Expressao<text:tab/>:<text:tab/>Termo <text:s/>Eaux</text:span></text:p>
      <text:p text:style-name="P10"><text:span text:style-name="T12">Eaux<text:tab/><text:tab/>: <text:s/><text:tab/></text:span><text:span text:style-name="T13">ε</text:span><text:span text:style-name="T12"> <text:s/>| <text:s/></text:span><text:span text:style-name="T13">+</text:span><text:span text:style-name="T12"> <text:s/>Expressao <text:s text:c="2"/></text:span></text:p>
      <text:p text:style-name="Standard"><text:span text:style-name="T12">Termo<text:tab/><text:tab/>:<text:tab/></text:span><text:span text:style-name="T13">(</text:span><text:span text:style-name="T12"> <text:s/>Expressao <text:s/></text:span><text:span text:style-name="T13">) <text:s/></text:span><text:span text:style-name="T12">|</text:span><text:span text:style-name="T13"> <text:s/>ID</text:span><text:span text:style-name="T12"> <text:s/>| <text:s/></text:span><text:span text:style-name="T13">CTE</text:span></text:p>
      <text:p text:style-name="P11"/>
      <text:p text:style-name="P5"><text:span text:style-name="T9">Átomos: </text:span><text:span text:style-name="T6">ID</text:span><text:span text:style-name="T9">, cuja sintaxe é dada por: </text:span><text:span text:style-name="T6">{letra}({letra}|{dígito})*</text:span><text:span text:style-name="T9">, </text:span><text:span text:style-name="T7">CTE, </text:span><text:span text:style-name="T10">cuja sintaxe é dada por </text:span><text:span text:style-name="T7">{Dígito}+</text:span><text:span text:style-name="T10"> e cada um dos caracteres </text:span><text:span text:style-name="T14">‘+’</text:span><text:span text:style-name="T15">, </text:span><text:span text:style-name="T14">‘=’</text:span><text:span text:style-name="T15">, </text:span><text:span text:style-name="T14">‘;’</text:span><text:span text:style-name="T15">, </text:span><text:span text:style-name="T14">‘(’</text:span><text:span text:style-name="T15">, </text:span><text:span text:style-name="T14">‘)’</text:span><text:span text:style-name="T15">, </text:span><text:span text:style-name="T14">‘{’</text:span><text:span text:style-name="T15">, </text:span><text:span text:style-name="T14">‘}’</text:span></text:p>
      <text:p text:style-name="P8"/>
      <text:p text:style-name="P5"><text:span text:style-name="T9">Lado direito de produção vazia: </text:span><text:span text:style-name="T16"></text:span></text:p>
      <text:p text:style-name="P4"/>
      <text:p text:style-name="P12"><text:span text:style-name="T4">1ª Questão: </text:span><text:span text:style-name="T9">(Valor 3,5 pontos) </text:span></text:p>
      <text:p text:style-name="P13"/>
      <text:p text:style-name="P12"><text:span text:style-name="T11">Implementar em Linguagem C ou em alguma linguagem de programação de sua preferência</text:span><text:span text:style-name="T8">, um </text:span><text:span text:style-name="T11">analisador léxico</text:span><text:span text:style-name="T8"> para a</text:span><text:span text:style-name="T9"> gramática apresentada no início desta série, </text:span><text:span text:style-name="T8">usando um diagrama de transições</text:span><text:span text:style-name="T9">. Mostrar os desenhos desses diagramas, tal como visto na Seção 3.3.2 do Capítulo III dos Slides teóricos de CES-41. Executar o analisador e apresentar resultados suficientes para comprovar seu bom funcionamento.</text:span></text:p>
      <text:p text:style-name="P13"/>
      <text:p text:style-name="P12"><text:span text:style-name="T9">Sugestão: seguir a implementação feita na Seção 3.3.3 do mesmo capítulo, simplificando quando for o caso. </text:span></text:p>
      <text:p text:style-name="P13"/>
      <text:p text:style-name="P15"><text:span text:style-name="T4">2ª Questão: </text:span><text:span text:style-name="T9">(Valor 3,5 pontos) </text:span></text:p>
      <text:p text:style-name="P6"/>
      <text:p text:style-name="P5"><text:span text:style-name="T11">Implementar em Linguagem C ou em alguma linguagem de programação de sua preferência</text:span><text:span text:style-name="T8">, um </text:span><text:span text:style-name="T11">analisador sintático, usando de diagramas de transições,</text:span><text:span text:style-name="T9"> para a mesma gramática da 1ª questão, aproveitando o analisador léxico nela construído. Mostrar os desenhos desses diagramas, tal como visto na Seção 3.4.2 do Capítulo III dos Slides teóricos de CES-41. Executar o analisador e apresentar resultados suficientes para comprovar seu bom funcionamento.</text:span></text:p>
      <text:p text:style-name="P6"/>
      <text:p text:style-name="P5"><text:span text:style-name="T9">Sugestão: seguir o exemplo apresentado na Seção 3.4.3 do mesmo capítulo, simplificando quando for o caso.</text:span><text:span text:style-name="T4"> </text:span></text:p>
      <text:p text:style-name="P3"/>
      <text:p text:style-name="P5"><text:span text:style-name="T4">3ª Questão: </text:span><text:span text:style-name="T9">(Valor 3,0 pontos) </text:span></text:p>
      <text:p text:style-name="P6"/>
      <text:p text:style-name="P5"><text:span text:style-name="T9">Construir, para a mesma gramática das questões anteriores, a tabela de produções de um analisador sintático preditor não-recursivo. Mostrar o primeiro de cada símbolo, o seguinte de cada não-terminal e o primeiro de cada lado direito das produções. Não é necessário implementar no computador, mas também não é proibido.</text:span></text:p>
      <text:p text:style-name="P6"/>
      <text:p text:style-name="P6"/>
      <text:p text:style-name="P7"/>
      <text:p text:style-name="P9"/>
      <text:p text:style-name="P9">Bom trabalho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2z1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z2" style:num-suffix="." text:bullet-char="">
        <style:list-level-properties text:list-level-position-and-space-mode="label-alignment">
          <style:list-level-label-alignment text:label-followed-by="listtab" text:list-tab-stop-position="1.5626in" fo:text-indent="-0.3126in" fo:margin-left="1.5626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555in" fo:text-indent="-0.3055in" fo:margin-left="2.055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6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46in" fo:margin-bottom="0.7874in" fo:margin-left="0.9846in" fo:margin-right="0.629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specificações da gramática</dc:title>
    <dc:subject/>
    <meta:keyword/>
    <meta:initial-creator>ITA</meta:initial-creator>
    <meta:creation-date>2020-04-26T20:04:00</meta:creation-date>
    <dc:date>2020-05-16T22:35:26.948061032</dc:date>
    <meta:print-date>1999-08-18T08:19:00</meta:print-date>
    <meta:editing-cycles>4</meta:editing-cycles>
    <meta:editing-duration>PT12M36S</meta:editing-duration>
    <meta:generator>LibreOffice/6.4.3.2$Linux_X86_64 LibreOffice_project/40$Build-2</meta:generator>
    <meta:document-statistic meta:table-count="0" meta:image-count="0" meta:object-count="0" meta:page-count="2" meta:paragraph-count="24" meta:word-count="331" meta:character-count="2107" meta:non-whitespace-character-count="1746"/>
  </office:meta>
</office:document-meta>
</file>